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66" draw:fill-color="#ffff66" draw:textarea-horizontal-align="justify" draw:textarea-vertical-align="middle" draw:auto-grow-height="false" fo:min-height="1.176cm" fo:min-width="2.38cm"/>
    </style:style>
    <style:style style:name="gr2" style:family="graphic" style:parent-style-name="standard">
      <style:graphic-properties svg:stroke-color="#ffff66" draw:fill-color="#ffff66" draw:textarea-horizontal-align="justify" draw:textarea-vertical-align="middle" draw:auto-grow-height="false" fo:min-height="1.176cm" fo:min-width="2.379cm"/>
    </style:style>
    <style:style style:name="gr3" style:family="graphic" style:parent-style-name="standard">
      <style:graphic-properties svg:stroke-color="#ffff66" draw:fill-color="#ffff66" draw:textarea-horizontal-align="justify" draw:textarea-vertical-align="middle" draw:auto-grow-height="false" fo:min-height="0.9cm" fo:min-width="2.371cm"/>
    </style:style>
    <style:style style:name="gr4" style:family="graphic" style:parent-style-name="standard">
      <style:graphic-properties svg:stroke-color="#ffff66" draw:fill-color="#ffff66" draw:textarea-horizontal-align="justify" draw:textarea-vertical-align="middle" draw:auto-grow-height="false" fo:min-height="0.9cm" fo:min-width="2.326cm"/>
    </style:style>
    <style:style style:name="gr5" style:family="graphic" style:parent-style-name="standard">
      <style:graphic-properties svg:stroke-color="#ffff66" draw:fill-color="#ffff66" draw:textarea-horizontal-align="justify" draw:textarea-vertical-align="middle" draw:auto-grow-height="false" fo:min-height="1.224cm" fo:min-width="3.937cm"/>
    </style:style>
    <style:style style:name="gr6" style:family="graphic" style:parent-style-name="standard">
      <style:graphic-properties svg:stroke-color="#ffff66" draw:fill-color="#ffff66" draw:textarea-horizontal-align="justify" draw:textarea-vertical-align="middle" draw:auto-grow-height="false" fo:min-height="1.31cm" fo:min-width="4.134cm"/>
    </style:style>
    <style:style style:name="gr7" style:family="graphic" style:parent-style-name="standard">
      <style:graphic-properties svg:stroke-color="#ffff66" draw:fill-color="#ffff66" draw:textarea-horizontal-align="justify" draw:textarea-vertical-align="middle" draw:auto-grow-height="false" fo:min-height="1.224cm" fo:min-width="3.204cm"/>
    </style:style>
    <style:style style:name="gr8" style:family="graphic" style:parent-style-name="standard">
      <style:graphic-properties svg:stroke-color="#ffff66" draw:fill-color="#ffff66" draw:textarea-horizontal-align="justify" draw:textarea-vertical-align="middle" draw:auto-grow-height="false" fo:min-height="1.31cm" fo:min-width="3.403cm"/>
    </style:style>
    <style:style style:name="gr9" style:family="graphic" style:parent-style-name="standard">
      <style:graphic-properties svg:stroke-color="#ffff66" draw:fill-color="#ffff66" draw:textarea-horizontal-align="justify" draw:textarea-vertical-align="middle" draw:auto-grow-height="false" fo:min-height="1.224cm" fo:min-width="3.308cm"/>
    </style:style>
    <style:style style:name="gr10" style:family="graphic" style:parent-style-name="standard">
      <style:graphic-properties svg:stroke-color="#ffff66" draw:fill-color="#ffff66" draw:textarea-horizontal-align="justify" draw:textarea-vertical-align="middle" draw:auto-grow-height="false" fo:min-height="1.31cm" fo:min-width="3.195cm"/>
    </style:style>
    <style:style style:name="gr11" style:family="graphic" style:parent-style-name="standard">
      <style:graphic-properties svg:stroke-color="#ffff66" draw:fill-color="#ffff66" draw:textarea-horizontal-align="justify" draw:textarea-vertical-align="middle" draw:auto-grow-height="false" fo:min-height="1.238cm" fo:min-width="1.797cm"/>
    </style:style>
    <style:style style:name="gr12" style:family="graphic" style:parent-style-name="standard">
      <style:graphic-properties svg:stroke-color="#ffff66" draw:fill-color="#ffff66" draw:textarea-horizontal-align="justify" draw:textarea-vertical-align="middle" draw:auto-grow-height="false" fo:min-height="1.142cm" fo:min-width="1.64cm"/>
    </style:style>
    <style:style style:name="gr13" style:family="graphic" style:parent-style-name="standard">
      <style:graphic-properties svg:stroke-color="#ffff66" draw:fill-color="#ffff66" draw:textarea-horizontal-align="justify" draw:textarea-vertical-align="middle" draw:auto-grow-height="false" fo:min-height="1.3cm" fo:min-width="1.7cm"/>
    </style:style>
    <style:style style:name="gr14" style:family="graphic" style:parent-style-name="standard">
      <style:graphic-properties svg:stroke-color="#ffff66" draw:fill-color="#ffff66" draw:textarea-horizontal-align="justify" draw:textarea-vertical-align="middle" draw:auto-grow-height="false" fo:min-height="1.575cm" fo:min-width="1.35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-color="#ffff66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66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072cm" svg:height="2.016cm" svg:x="13.528cm" svg:y="2.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71cm" svg:height="2.016cm" svg:x="4.129cm" svg:y="14.2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59cm" svg:height="1.824cm" svg:x="13.1cm" svg:y="5.092cm">
          <text:p text:style-name="P1"><text:span text:style-name="T1">Ingresa palabra</text:span></text:p>
          <text:p text:style-name="P1"><text:span text:style-name="T1">mayuscul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.488cm" svg:height="1.824cm" svg:x="8.159cm" svg:y="17.476cm">
          <text:p text:style-name="P4">Resultado</text:p>
          <text:p text:style-name="P4">Nueva palabr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595cm" svg:height="1.632cm" svg:x="13.064cm" svg:y="7.588cm">
          <text:p text:style-name="P1"><text:span text:style-name="T1">Recorro palab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802cm" svg:height="1.728cm" svg:x="13.069cm" svg:y="9.972cm">
          <text:p text:style-name="P1"><text:span text:style-name="T1">Almaceno el ACII de </text:span></text:p>
          <text:p text:style-name="P1"><text:span text:style-name="T1">Cada letra en una</text:span></text:p>
          <text:p text:style-name="P1"><text:span text:style-name="T1">Variable aucili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862cm" svg:height="1.632cm" svg:x="16.1cm" svg:y="14.8cm">
          <text:p text:style-name="P4">Con el codA anterior</text:p>
          <text:p text:style-name="P4">Busco su valor</text:p>
          <text:p text:style-name="P4">Correspond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071cm" svg:height="1.728cm" svg:x="15.884cm" svg:y="12.484cm">
          <text:p text:style-name="P4">Resto 26 a la </text:p>
          <text:p text:style-name="P4">Variable donde</text:p>
          <text:p text:style-name="P4">Almacene el cod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966cm" svg:height="1.632cm" svg:x="11.395cm" svg:y="14.788cm">
          <text:p text:style-name="P4">Con el codA anterior</text:p>
          <text:p text:style-name="P4">Busco su valor</text:p>
          <text:p text:style-name="P4">correspond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863cm" svg:height="1.728cm" svg:x="11.498cm" svg:y="12.484cm">
          <text:p text:style-name="P4">Sumo 13 a la </text:p>
          <text:p text:style-name="P4">Variable donde </text:p>
          <text:p text:style-name="P4">Almacene el cod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593cm" svg:height="2.976cm" svg:x="19.007cm" svg:y="9.424cm">
          <text:p text:style-name="P4">Comaparo <text:s/>el </text:p>
          <text:p text:style-name="P4">Cod ASCII&gt;9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draw:layer="layout" svg:width="4.28cm" svg:height="2.784cm" svg:x="7.427cm" svg:y="9.412cm">
          <text:p text:style-name="P4">Comparo el</text:p>
          <text:p text:style-name="P4">Cod ASCII&gt;=6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5" draw:layer="layout" svg:width="4.4cm" svg:height="3.1cm" svg:x="13.6cm" svg:y="16.8cm">
          <text:p text:style-name="P4">Aun hay letras</text:p>
          <text:p text:style-name="P4">Por conta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draw:layer="layout" svg:width="2.819cm" svg:height="1.824cm" svg:x="4.681cm" svg:y="17.4cm">
          <text:p text:style-name="P4">Palabra</text:p>
          <text:p text:style-name="P4">codificad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5" draw:text-style-name="P6" draw:layer="layout" svg:x1="15.7cm" svg:y1="4.3cm" svg:x2="15.7cm" svg:y2="5.1cm">
          <text:p/>
        </draw:line>
        <draw:line draw:style-name="gr15" draw:text-style-name="P6" draw:layer="layout" svg:x1="15.7cm" svg:y1="6.9cm" svg:x2="15.7cm" svg:y2="7.6cm">
          <text:p/>
        </draw:line>
        <draw:line draw:style-name="gr15" draw:text-style-name="P6" draw:layer="layout" svg:x1="15.7cm" svg:y1="9.2cm" svg:x2="15.7cm" svg:y2="10cm">
          <text:p/>
        </draw:line>
        <draw:line draw:style-name="gr15" draw:text-style-name="P6" draw:layer="layout" svg:x1="13cm" svg:y1="10.8cm" svg:x2="11.6cm" svg:y2="10.8cm">
          <text:p/>
        </draw:line>
        <draw:line draw:style-name="gr15" draw:text-style-name="P6" draw:layer="layout" svg:x1="17.9cm" svg:y1="10.9cm" svg:x2="19.1cm" svg:y2="10.9cm">
          <text:p/>
        </draw:line>
        <draw:line draw:style-name="gr16" draw:text-style-name="P6" draw:layer="layout" svg:x1="9.6cm" svg:y1="12.2cm" svg:x2="9.6cm" svg:y2="13.2cm">
          <text:p/>
        </draw:line>
        <draw:line draw:style-name="gr16" draw:text-style-name="P6" draw:layer="layout" svg:x1="21.3cm" svg:y1="12.4cm" svg:x2="21.3cm" svg:y2="13.4cm">
          <text:p/>
        </draw:line>
        <draw:line draw:style-name="gr15" draw:text-style-name="P6" draw:layer="layout" svg:x1="9.6cm" svg:y1="13.2cm" svg:x2="11.5cm" svg:y2="13.2cm">
          <text:p/>
        </draw:line>
        <draw:line draw:style-name="gr15" draw:text-style-name="P6" draw:layer="layout" svg:x1="21.3cm" svg:y1="13.4cm" svg:x2="19.9cm" svg:y2="13.4cm">
          <text:p/>
        </draw:line>
        <draw:line draw:style-name="gr15" draw:text-style-name="P6" draw:layer="layout" svg:x1="13.5cm" svg:y1="14.2cm" svg:x2="13.5cm" svg:y2="14.8cm">
          <text:p/>
        </draw:line>
        <draw:line draw:style-name="gr15" draw:text-style-name="P6" draw:layer="layout" svg:x1="17.9cm" svg:y1="14.2cm" svg:x2="17.9cm" svg:y2="14.8cm">
          <text:p/>
        </draw:line>
        <draw:line draw:style-name="gr16" draw:text-style-name="P6" draw:layer="layout" svg:x1="15.4cm" svg:y1="15.6cm" svg:x2="16.1cm" svg:y2="15.6cm">
          <text:p/>
        </draw:line>
        <draw:line draw:style-name="gr15" draw:text-style-name="P6" draw:layer="layout" svg:x1="15.772cm" svg:y1="15.636cm" svg:x2="15.772cm" svg:y2="16.836cm">
          <text:p/>
        </draw:line>
        <draw:line draw:style-name="gr15" draw:text-style-name="P6" draw:layer="layout" svg:x1="13.6cm" svg:y1="18.4cm" svg:x2="12.2cm" svg:y2="18.4cm">
          <text:p/>
        </draw:line>
        <draw:line draw:style-name="gr15" draw:text-style-name="P6" draw:layer="layout" svg:x1="8.7cm" svg:y1="18.4cm" svg:x2="7.5cm" svg:y2="18.4cm">
          <text:p/>
        </draw:line>
        <draw:line draw:style-name="gr15" draw:text-style-name="P6" draw:layer="layout" svg:x1="6.1cm" svg:y1="17.4cm" svg:x2="6.1cm" svg:y2="16.2cm">
          <text:p/>
        </draw:line>
        <draw:line draw:style-name="gr16" draw:text-style-name="P6" draw:layer="layout" svg:x1="18cm" svg:y1="18.3cm" svg:x2="24.1cm" svg:y2="18.3cm">
          <text:p/>
        </draw:line>
        <draw:line draw:style-name="gr16" draw:text-style-name="P6" draw:layer="layout" svg:x1="24.1cm" svg:y1="18.3cm" svg:x2="24.2cm" svg:y2="8.4cm">
          <text:p/>
        </draw:line>
        <draw:line draw:style-name="gr15" draw:text-style-name="P6" draw:layer="layout" svg:x1="24.2cm" svg:y1="8.393cm" svg:x2="17.7cm" svg:y2="8.3cm">
          <text:p/>
        </draw:line>
        <draw:frame draw:style-name="gr17" draw:text-style-name="P8" draw:layer="layout" svg:width="1.065cm" svg:height="0.962cm" svg:x="21.635cm" svg:y="12.638cm">
          <draw:text-box>
            <text:p text:style-name="P7">Si</text:p>
          </draw:text-box>
        </draw:frame>
        <draw:frame draw:style-name="gr18" draw:text-style-name="P8" draw:layer="layout" svg:width="0.879cm" svg:height="0.725cm" svg:x="20.736cm" svg:y="17.338cm">
          <draw:text-box>
            <text:p text:style-name="P7">Si</text:p>
          </draw:text-box>
        </draw:frame>
        <draw:frame draw:style-name="gr17" draw:text-style-name="P8" draw:layer="layout" svg:width="1.065cm" svg:height="0.962cm" svg:x="8.2cm" svg:y="12.6cm">
          <draw:text-box>
            <text:p text:style-name="P7">Si</text:p>
          </draw:text-box>
        </draw:frame>
        <draw:frame draw:style-name="gr18" draw:text-style-name="P9" draw:layer="layout" svg:width="1.044cm" svg:height="0.725cm" svg:x="12.6cm" svg:y="19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2:11:00.374007274</meta:creation-date>
    <dc:date>2020-05-17T12:49:49.020124757</dc:date>
    <meta:editing-duration>PT28M35S</meta:editing-duration>
    <meta:editing-cycles>7</meta:editing-cycles>
    <meta:generator>LibreOffice/5.1.6.2$Linux_X86_64 LibreOffice_project/10m0$Build-2</meta:generator>
    <meta:document-statistic meta:object-count="37"/>
  </office:meta>
</office:document-meta>
</file>